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62.4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6.02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0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06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06pt solid #cccccc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cccccc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cccccc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>
      <style:table-cell-properties fo:border="0.06pt solid #cccccc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10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cccccc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cccccc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solid" draw:fill-color="#ffffff" draw:ole-draw-aspect="1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8.46mm" svg:height="169.67mm" svg:x="71.16mm" svg:y="73.49mm">
            <draw:object draw:notify-on-update-of-ranges="'Sheet 1 - Table 1'.B6:'Sheet 1 - Table 1'.B8 'Sheet 1 - Table 1'.D5:'Sheet 1 - Table 1'.D5 'Sheet 1 - Table 1'.D6:'Sheet 1 - Table 1'.D8 'Sheet 1 - Table 1'.E5:'Sheet 1 - Table 1'.E5 'Sheet 1 - Table 1'.E6:'Sheet 1 - Table 1'.E8 'Sheet 1 - Table 1'.F5:'Sheet 1 - Table 1'.F5 'Sheet 1 - Table 1'.F6:'Sheet 1 - Table 1'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8" office:value-type="float" office:value="26.7" calcext:value-type="float">
            <text:p>26,7</text:p>
          </table:table-cell>
          <table:table-cell table:style-name="ce9" office:value-type="float" office:value="1" calcext:value-type="float">
            <text:p>1,0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formula="of:=([.D6]/[.B6])" office:value-type="float" office:value="1" calcext:value-type="float">
            <text:p>1,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8" office:value-type="float" office:value="10.59" calcext:value-type="float">
            <text:p>10,59</text:p>
          </table:table-cell>
          <table:table-cell table:style-name="ce9" table:formula="of:=([.C6]/[.C7])" office:value-type="float" office:value="2.52124645892351" calcext:value-type="float">
            <text:p>2,5</text:p>
          </table:table-cell>
          <table:table-cell table:style-name="ce10" office:value-type="float" office:value="2" calcext:value-type="float">
            <text:p>2</text:p>
          </table:table-cell>
          <table:table-cell table:style-name="ce9" table:formula="of:=([.D7]/[.B7])" office:value-type="float" office:value="0.15757790368272" calcext:value-type="float">
            <text:p>0,2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2" calcext:value-type="float">
            <text:p>32</text:p>
          </table:table-cell>
          <table:table-cell table:style-name="ce8" office:value-type="float" office:value="12.49" calcext:value-type="float">
            <text:p>12,49</text:p>
          </table:table-cell>
          <table:table-cell table:style-name="ce9" table:formula="of:=([.C6]/[.C8])" office:value-type="float" office:value="2.13771016813451" calcext:value-type="float">
            <text:p>2,1</text:p>
          </table:table-cell>
          <table:table-cell table:style-name="ce10" office:value-type="float" office:value="4" calcext:value-type="float">
            <text:p>4</text:p>
          </table:table-cell>
          <table:table-cell table:style-name="ce9" table:formula="of:=([.D8]/[.B8])" office:value-type="float" office:value="0.0668034427542034" calcext:value-type="float">
            <text:p>0,1</text:p>
          </table:table-cell>
          <table:table-cell table:style-name="ce4" table:number-columns-repeated="5"/>
          <table:table-cell table:number-columns-repeated="1013"/>
        </table:table-row>
        <table:table-row table:style-name="ro3" table:number-rows-repeated="3">
          <table:table-cell table:style-name="ce2"/>
          <table:table-cell table:style-name="ce6"/>
          <table:table-cell table:style-name="ce7"/>
          <table:table-cell table:style-name="ce9"/>
          <table:table-cell table:style-name="ce10"/>
          <table:table-cell table:style-name="ce9"/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2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3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9:18:34.487743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15-09-28T19:37:04.177856306</dc:date>
    <meta:generator>LibreOffice/4.4.2.2$Linux_X86_64 LibreOffice_project/40m0$Build-2</meta:generator>
    <meta:editing-duration>PT13M37S</meta:editing-duration>
    <meta:editing-cycles>3</meta:editing-cycles>
    <meta:document-statistic meta:table-count="1" meta:cell-count="2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interval-major="0.25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interval-major="4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style-name="ch1">
        <chart:title svg:x="7.655cm" svg:y="0.459cm" chart:style-name="ch2">
          <text:p>Aplicação / Máquina</text:p>
        </chart:title>
        <chart:legend svg:x="5.994cm" svg:y="15.854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8 'Sheet 1 - Table 1'.D5:'Sheet 1 - Table 1'.F8" chart:data-source-has-labels="both" svg:x="1.707cm" svg:y="1.347cm" svg:width="19.586cm" svg:height="13.418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8"/>
          </chart:axis>
          <chart:axis chart:dimension="x" chart:name="secondary-x" chart:style-name="ch6">
            <chart:title svg:x="10.199cm" svg:y="14.853cm" chart:style-name="ch7">
              <text:p>Núcleos</text:p>
            </chart:title>
          </chart:axis>
          <chart:axis chart:dimension="y" chart:name="primary-y" chart:style-name="ch8">
            <chart:title svg:x="21.447cm" svg:y="6.281cm" chart:style-name="ch7">
              <text:p>Eficiência</text:p>
            </chart:title>
          </chart:axis>
          <chart:axis chart:dimension="y" chart:name="secondary-y" chart:style-name="ch9">
            <chart:title svg:x="0.247cm" svg:y="10.183cm" chart:style-name="ch10">
              <text:p>Fator de Aceleração</text:p>
            </chart:title>
          </chart:axis>
          <chart:series chart:attached-axis="primary-y" chart:style-name="ch11" chart:values-cell-range-address="'Sheet 1 - Table 1'.D6:'Sheet 1 - Table 1'.D8" chart:label-cell-address="'Sheet 1 - Table 1'.D5:'Sheet 1 - Table 1'.D5" chart:class="chart:bar">
            <chart:data-point chart:repeated="3"/>
          </chart:series>
          <chart:series chart:attached-axis="secondary-y" chart:style-name="ch12" chart:values-cell-range-address="'Sheet 1 - Table 1'.E6:'Sheet 1 - Table 1'.E8" chart:label-cell-address="'Sheet 1 - Table 1'.E5:'Sheet 1 - Table 1'.E5" chart:class="chart:line">
            <chart:data-point chart:repeated="3"/>
          </chart:series>
          <chart:series chart:attached-axis="secondary-y" chart:style-name="ch13" chart:values-cell-range-address="'Sheet 1 - Table 1'.F6:'Sheet 1 - Table 1'.F8" chart:label-cell-address="'Sheet 1 - Table 1'.F5:'Sheet 1 - Table 1'.F5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8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8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8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52124645892351">
                <text:p>2.52124645892351</text:p>
              </table:table-cell>
              <table:table-cell office:value-type="float" office:value="2">
                <text:p>2</text:p>
              </table:table-cell>
              <table:table-cell office:value-type="float" office:value="0.15757790368272">
                <text:p>0.157577903682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13771016813451">
                <text:p>2.13771016813451</text:p>
              </table:table-cell>
              <table:table-cell office:value-type="float" office:value="4">
                <text:p>4</text:p>
              </table:table-cell>
              <table:table-cell office:value-type="float" office:value="0.0668034427542034">
                <text:p>0.0668034427542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